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1cm" svg:y="10.805cm">
          <draw:text-box>
            <text:p text:style-name="P3"><text:span text:style-name="T2">W</text:span></text:p>
          </draw:text-box>
        </draw:frame>
        <draw:custom-shape draw:style-name="gr1" draw:text-style-name="P1" draw:layer="layout" svg:width="2.023cm" svg:height="1.79cm" svg:x="3.091cm" svg:y="12.972cm">
          <text:p text:style-name="P1">(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3.406cm">
          <draw:text-box>
            <text:p text:style-name="P3"><text:span text:style-name="T2">W</text:span></text:p>
          </draw:text-box>
        </draw:frame>
        <draw:custom-shape draw:style-name="gr1" draw:text-style-name="P1" draw:layer="layout" svg:width="2.023cm" svg:height="1.79cm" svg:x="3.091cm" svg:y="15.573cm">
          <text:p text:style-name="P1">(6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6.007cm">
          <draw:text-box>
            <text:p text:style-name="P3"><text:span text:style-name="T2">W</text:span></text:p>
          </draw:text-box>
        </draw:frame>
        <draw:custom-shape draw:style-name="gr1" draw:text-style-name="P1" draw:layer="layout" svg:width="2.023cm" svg:height="1.79cm" svg:x="3.09cm" svg:y="18.174cm">
          <text:p text:style-name="P1">(7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667cm" svg:height="1.119cm" svg:x="5.509cm" svg:y="18.608cm">
          <draw:text-box>
            <text:p text:style-name="P4"><text:span text:style-name="T3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04:44.753573640</dc:date>
    <dc:creator>elucterio </dc:creator>
    <meta:editing-duration>PT44M23S</meta:editing-duration>
    <meta:editing-cycles>20</meta:editing-cycles>
    <meta:generator>LibreOffice/4.2.8.2$Linux_X86_64 LibreOffice_project/420m0$Build-2</meta:generator>
    <meta:document-statistic meta:object-count="14"/>
  </office:meta>
</office:document-meta>
</file>